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6.78cm"/>
    </style:style>
    <style:style style:name="co6" style:family="table-column">
      <style:table-column-properties fo:break-before="auto" style:column-width="9.013cm"/>
    </style:style>
    <style:style style:name="co7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border-bottom="0.74pt solid #ffffff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. No. 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from </text:p>
          </table:table-cell>
          <table:table-cell table:style-name="ce1" office:value-type="string" calcext:value-type="string">
            <text:p>to </text:p>
          </table:table-cell>
          <table:table-cell table:style-name="ce1" office:value-type="string" calcext:value-type="string">
            <text:p>Births</text:p>
          </table:table-cell>
          <table:table-cell table:style-name="ce1" office:value-type="string" calcext:value-type="string">
            <text:p>birthrate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official data</text:p>
          </table:table-cell>
          <table:table-cell office:value-type="string" calcext:value-type="string">
            <text:p>other source</text:p>
          </table:table-cell>
          <table:table-cell office:value-type="string" calcext:value-type="string">
            <text:p>From – to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eland 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2023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arterwise sorted for each year</text:p>
          </table:table-cell>
          <table:table-cell office:value-type="string" calcext:value-type="string">
            <text:p>https://data.cso.ie/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SA</text:p>
          </table:table-cell>
          <table:table-cell office:value-type="float" office:value="1909" calcext:value-type="float">
            <text:p>1909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ly till 2018</text:p>
          </table:table-cell>
          <table:table-cell office:value-type="string" calcext:value-type="string">
            <text:p>https://healthdata.gov/dataset/NCHS-Births-and-General-Fertility-Rates-United-Sta/4ika-3jke/about_data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USA</text:p>
          </table:table-cell>
          <table:table-cell office:value-type="float" office:value="1960" calcext:value-type="float">
            <text:p>196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ll 2021 offiicial data </text:p>
          </table:table-cell>
          <table:table-cell office:value-type="string" calcext:value-type="string">
            <text:p><text:s text:c="9"/>https://stacks.cdc.gov/view/cdc/122047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AE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fcsc.gov.ae/en-us/Pages/Statistics/Statistics-by-Subject.aspx#/%3Fyear=&amp;folder=Demography%20and%20Social/Vital%20Statistics/Births%20and%20Deaths&amp;subject=Demography%20and%20Social</text:p>
          </table:table-cell>
          <table:table-cell office:value-type="string" calcext:value-type="string">
            <text:p>1977 – 20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ahrain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www.data.gov.bh/explore/dataset/live-births/export/?disjunctive.nationality&amp;disjunctive.sex</text:p>
          </table:table-cell>
          <table:table-cell office:value-type="string" calcext:value-type="string">
            <text:p>2001 – 20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SA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Oman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data.gov.om/OMPOP2016/population</text:p>
          </table:table-cell>
          <table:table-cell office:value-type="string" calcext:value-type="string">
            <text:p>1970-20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Qatar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Kuwait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 (england and wales)</text:p>
          </table:table-cell>
          <table:table-cell office:value-type="float" office:value="1938" calcext:value-type="float">
            <text:p>19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till 2022</text:p>
          </table:table-cell>
          <table:table-cell office:value-type="string" calcext:value-type="string">
            <text:p>https://www.ons.gov.uk/peoplepopulationandcommunity/birthsdeathsandmarriages/livebirths/datasets/birthsummarytable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nce</text:p>
          </table:table-cell>
          <table:table-cell office:value-type="float" office:value="1946" calcext:value-type="float">
            <text:p>1946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till 2023, 2 spreadsheets</text:p>
          </table:table-cell>
          <table:table-cell office:value-type="string" calcext:value-type="string">
            <text:p>https://www.insee.fr/en/statistiques/serie/000436391#Telechargemen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uth Korea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icial data till 2022</text:p>
          </table:table-cell>
          <table:table-cell office:value-type="string" calcext:value-type="string">
            <text:p>https://kosis.kr/eng/statisticsList/statisticsListIndex.do?menuId=M_01_01&amp;vwcd=MT_ETITLE&amp;parmTabId=M_01_01#content-group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rkey</text:p>
          </table:table-cell>
          <table:table-cell office:value-type="float" office:value="2001" calcext:value-type="float">
            <text:p>200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icial data till 202</text:p>
          </table:table-cell>
          <table:table-cell office:value-type="string" calcext:value-type="string">
            <text:p>https://data.tuik.gov.tr/Bulten/Index?p=Birth-Statistics-2022-49673&amp;dil=2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India</text:p>
          </table:table-cell>
          <table:table-cell table:number-columns-repeated="4"/>
          <table:table-cell office:value-type="string" calcext:value-type="string">
            <text:p>official data not consolidated on site</text:p>
          </table:table-cell>
          <table:table-cell office:value-type="string" calcext:value-type="string">
            <text:p>https://data.gov.in/search?title=birth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Italy</text:p>
          </table:table-cell>
          <table:table-cell office:value-type="float" office:value="2008" calcext:value-type="float">
            <text:p>2008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f version</text:p>
          </table:table-cell>
          <table:table-cell office:value-type="string" calcext:value-type="string">
            <text:p>https://www.istat.it/it/files//2020/01/birthrate-and-fertility-EN.pdf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fferent spreadsheets for all the data in portugese, only till 2021</text:p>
          </table:table-cell>
          <table:table-cell office:value-type="string" calcext:value-type="string">
            <text:p>https://www.ibge.gov.br/en/statistics/social/population/16835-vital-statistics.html?edicao=36407&amp;t=resultado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pan</text:p>
          </table:table-cell>
          <table:table-cell office:value-type="float" office:value="1947" calcext:value-type="float">
            <text:p>19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consolidated</text:p>
          </table:table-cell>
          <table:table-cell office:value-type="string" calcext:value-type="string">
            <text:p>https://www.e-stat.go.jp/en/stat-search/files?page=1&amp;query=%E5%90%88%E8%A8%88%E7%89%B9%E6%AE%8A%E5%87%BA%E7%94%9F%E7%8E%87&amp;layout=datase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Sweden</text:p>
          </table:table-cell>
          <table:table-cell office:value-type="float" office:value="1968" calcext:value-type="float">
            <text:p>196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cl data, till 2022</text:p>
          </table:table-cell>
          <table:table-cell office:value-type="string" calcext:value-type="string">
            <text:p>https://www.statistikdatabasen.scb.se/pxweb/en/ssd/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Russia 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but cannot export, manual export req</text:p>
          </table:table-cell>
          <table:table-cell office:value-type="string" calcext:value-type="string">
            <text:p><text:a xlink:href="http://bi.gks.ru/biportal/contourbi.jsp?allsol=1&amp;solution=Dashboard&amp;lang=en&amp;project=%2FDashboard%2Fdemography_rosstat" xlink:type="simple">http://bi.gks.ru/biportal/contourbi.jsp?allsol=1&amp;solution=Dashboard&amp;lang=en&amp;project=%2FDashboard%2Fdemography_rosstat</text:a>,  <text:a xlink:href="https://eng.rosstat.gov.ru/" xlink:type="simple">https://eng.rosstat.gov.ru/</text:a>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ual export needed</text:p>
          </table:table-cell>
          <table:table-cell office:value-type="string" calcext:value-type="string">
            <text:p><text:a xlink:href="https://estadisticas.renaper.gob.ar/app_myn/" xlink:type="simple">https://estadisticas.renaper.gob.ar/app_myn/</text:a>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uth Africa</text:p>
          </table:table-cell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eet has many statistics need some refinement for required data</text:p>
          </table:table-cell>
          <table:table-cell office:value-type="string" calcext:value-type="string">
            <text:p>https://www.statssa.gov.za/?page_id=1854&amp;PPN=P0305&amp;SCH=73880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23:16:48.351391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0:42:29.177480048</meta:creation-date>
    <dc:date>2024-02-07T23:21:50.834236907</dc:date>
    <meta:editing-duration>PT3H34M15S</meta:editing-duration>
    <meta:editing-cycles>6</meta:editing-cycles>
    <meta:generator>LibreOffice/7.5.9.2$Linux_X86_64 LibreOffice_project/50$Build-2</meta:generator>
    <meta:document-statistic meta:table-count="1" meta:cell-count="204" meta:object-count="0"/>
  </office:meta>
</office:document-meta>
</file>